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0F149A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Heading_20_1" style:list-style-name="">
      <style:text-properties officeooo:paragraph-rsid="001fe274"/>
    </style:style>
    <style:style style:name="P2" style:family="paragraph" style:parent-style-name="Heading_20_1">
      <style:text-properties officeooo:rsid="001fe274" officeooo:paragraph-rsid="001fe274"/>
    </style:style>
    <style:style style:name="T1" style:family="text">
      <style:text-properties officeooo:rsid="001fe274"/>
    </style:style>
    <style:style style:name="T2" style:family="text">
      <style:text-properties officeooo:rsid="00207b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965in, 0in, 2.4547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1" text:anchor-type="char" svg:x="0in" svg:y="0.0402in" svg:width="6.9252in" svg:height="2.1807in" draw:z-index="0"><draw:image xlink:href="Pictures/1000000000000780000004380F149AF9.png" xlink:type="simple" xlink:show="embed" xlink:actuate="onLoad" draw:mime-type="image/png"/></draw:frame><text:line-break/><text:span text:style-name="T1">Name: </text:span><loext:content-control loext:showing-place-holder="true" loext:alias="Name" loext:id="461070610"><text:span text:style-name="T2">Click here to enter text</text:span></loext:content-control></text:h>
      <text:h text:style-name="P2" text:outline-level="1">Favorite app: <loext:content-control loext:showing-place-holder="true" loext:alias="Favorite app" loext:id="658407891"><text:span text:style-name="T2">Click here to enter text</text:span></loext:content-control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11:21:32.194942868</meta:creation-date>
    <dc:date>2024-08-06T11:27:47.942534909</dc:date>
    <meta:editing-duration>PT6M16S</meta:editing-duration>
    <meta:editing-cycles>1</meta:editing-cycles>
    <meta:generator>Collabora_Office/24.04.5.2$Linux_X86_64 LibreOffice_project/3dfa66c20d0760d3b2808f93fdf8fafed301e9f5</meta:generator>
    <meta:document-statistic meta:table-count="0" meta:image-count="1" meta:object-count="0" meta:page-count="1" meta:paragraph-count="2" meta:word-count="13" meta:character-count="71" meta:non-whitespace-character-count="57"/>
  </office:meta>
</office:document-meta>
</file>